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8d198"/>
    </style:style>
    <style:style style:name="P2" style:family="paragraph" style:parent-style-name="Heading_20_2">
      <style:text-properties officeooo:rsid="0009ca22" officeooo:paragraph-rsid="0009ca22"/>
    </style:style>
    <style:style style:name="P3" style:family="paragraph" style:parent-style-name="Text_20_body">
      <style:text-properties officeooo:rsid="0009ca22" officeooo:paragraph-rsid="0009ca22"/>
    </style:style>
    <style:style style:name="T1" style:family="text">
      <style:text-properties officeooo:rsid="0008d198"/>
    </style:style>
    <style:style style:name="T2" style:family="text">
      <style:text-properties officeooo:rsid="00091a9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Rapport – Projet IA – Damien Kowalski – 3B2</text:span></text:h>
      <text:h text:style-name="P2" text:outline-level="2">Note</text:h>
      <text:p text:style-name="P3">Le code est remontée sur agent-collab-app1.</text:p>
      <text:h text:style-name="Heading_20_2" text:outline-level="2">1. Motivation</text:h>
      <text:p text:style-name="Text_20_body">La répartition des tâches dans une équipe projet est souvent complexe et sujette à erreurs, car le chef de projet ne connaît pas toujours précisément les compétences et niveaux des membres. Pour gagner en efficacité, j’ai utilisé trois agents d’intelligence artificielle permettant d’automatiser et d’optimiser cette attribution, ainsi que l’analyse des retours liés aux tâches.</text:p>
      <text:h text:style-name="Heading_20_2" text:outline-level="2">2. Problème</text:h>
      <text:p text:style-name="Text_20_body">Attribuer correctement les tâches sans connaissance fine des compétences peut entraîner surcharge, retards ou mauvaise qualité. De plus, le suivi qualitatif des commentaires sur les tâches est difficile à exploiter manuellement.</text:p>
      <text:h text:style-name="Heading_20_2" text:outline-level="2">3. Solution</text:h>
      <text:p text:style-name="Text_20_body">L’agent IA analyse la liste des tâches et les profils des membres pour proposer une attribution optimisée. <text:span text:style-name="T1">A l’appuie du bouton, une génération de code JSON est affichée dans le chat list avec une justification </text:span><text:span text:style-name="T2">de pourquoi telle tâche avec tel membre</text:span>. L’outil propose une gestion claire via les vues « tâches » et « membres ». Un bouton analyse les commentaires pour détecter le ton émotionnel, aidant à mieux piloter l’avancement.</text:p>
      <text:h text:style-name="Heading_20_2" text:outline-level="2">4. Réflexion</text:h>
      <text:p text:style-name="Text_20_body">La fonctionnalité d’attribution automatique des tâches fonctionne très bien : l’agent IA analyse efficacement les données des tâches et des membres, puis génère une proposition cohérente et pertinente. Cette automatisation facilite grandement le travail du chef de projet en optimisant la répartition des compétences selon les besoins, ce qui améliore la productivité et réduit les erreurs d’affectation. <text:span text:style-name="T2">De plus, il y a un chargement de mise en place lorsque l’on appuie sur le bouton avec en plus l’affichage du code JSON afin de ne pas générer de frustration à l’utilisateur.</text:span></text:p>
      <text:p text:style-name="Text_20_body">De même, la gestion quotidienne avec le daily meeting est bien intégrée et permet un suivi fluide des tâches en cours, complétées ou à venir, avec une visualisation claire des responsabilités. <text:span text:style-name="T2">De même la génération du texte est faite au fur et à mesure.</text:span></text:p>
      <text:p text:style-name="Text_20_body">En revanche, la fonctionnalité d’analyse des commentaires via le bouton dédié est partiellement aboutie. L’agent IA traite correctement les commentaires, le JSON des tâches est mis à jour avec les résultats de l’analyse émotionnelle (positive ou négative) et les justifications correspondantes. Cependant, je n’ai pas encore réussi à faire en sorte que l’éditeur visuel (canvas) se rafraîchisse automatiquement pour refléter ces changements : les couleurs des notes ne changent donc pas immédiatement à l’écr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27T16:27:04.003000000</meta:creation-date>
    <dc:date>2025-06-27T17:33:25.768000000</dc:date>
    <meta:editing-duration>PT6M1S</meta:editing-duration>
    <meta:editing-cycles>2</meta:editing-cycles>
    <meta:generator>LibreOffice/7.3.7.2$Windows_X86_64 LibreOffice_project/e114eadc50a9ff8d8c8a0567d6da8f454beeb84f</meta:generator>
    <meta:document-statistic meta:table-count="0" meta:image-count="0" meta:object-count="0" meta:page-count="1" meta:paragraph-count="13" meta:word-count="387" meta:character-count="2516" meta:non-whitespace-character-count="2139"/>
  </office:meta>
</office:document-meta>
</file>